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24"/>
    <style:style style:name="ce3" style:family="table-cell" style:parent-style-name="Default" style:data-style-name="N4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NBelNBechargement du 12/10/201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M. KERDRAON FREDERIC <text:s text:c="14"/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DAV CSCA <text:s text:c="2"/>nN0 6507003800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olde au 12/10/12</text:p>
          </table:table-cell>
          <table:table-cell office:value-type="float" office:value="636.51">
            <text:p>636,51</text:p>
          </table:table-cell>
          <table:table-cell table:style-name="Default" office:value-type="string">
            <text:p>EUR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Liste des opérations du compte entre le 04/07/2012 et le 12/10/201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olde au 12/10/12</text:p>
          </table:table-cell>
          <table:table-cell table:style-name="ce1" office:value-type="string">
            <text:p>Débit Euros</text:p>
          </table:table-cell>
          <table:table-cell table:style-name="ce1" office:value-type="string">
            <text:p>Crédit Euros</text:p>
          </table:table-cell>
          <table:table-cell/>
          <table:table-cell/>
        </table:table-row>
        <table:table-row table:style-name="ro2">
          <table:table-cell office:value-type="string">
            <text:p>11-Oct</text:p>
          </table:table-cell>
          <table:table-cell office:value-type="string">
            <text:p>Ret Dab Lcl Marseille <text:s/>10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0]-[.C10]+[.E9]" office:value-type="float" office:value="-40">
            <text:p>-40</text:p>
          </table:table-cell>
          <table:table-cell office:value-type="string">
            <text:p>cash</text:p>
          </table:table-cell>
        </table:table-row>
        <table:table-row table:style-name="ro2">
          <table:table-cell office:value-type="string">
            <text:p>10-Oct</text:p>
          </table:table-cell>
          <table:table-cell office:value-type="string">
            <text:p>Ret Dab Marseille Cast 09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1]-[.C11]+[.E10]" office:value-type="float" office:value="-80">
            <text:p>-80</text:p>
          </table:table-cell>
          <table:table-cell office:value-type="string">
            <text:p>cash</text:p>
          </table:table-cell>
        </table:table-row>
        <table:table-row table:style-name="ro2">
          <table:table-cell office:value-type="string">
            <text:p>10-Oct</text:p>
          </table:table-cell>
          <table:table-cell office:value-type="string">
            <text:p>Carte Linsolite <text:s text:c="7"/>09/10/12 <text:s text:c="3"/></text:p>
            <text:p>. <text:s text:c="33"/></text:p>
          </table:table-cell>
          <table:table-cell office:value-type="float" office:value="27.5">
            <text:p>27,50</text:p>
          </table:table-cell>
          <table:table-cell/>
          <table:table-cell table:formula="of:=[.D12]-[.C12]+[.E11]" office:value-type="float" office:value="-107.5">
            <text:p>-107,5</text:p>
          </table:table-cell>
          <table:table-cell/>
        </table:table-row>
        <table:table-row table:style-name="ro2">
          <table:table-cell office:value-type="string">
            <text:p>10-Oct</text:p>
          </table:table-cell>
          <table:table-cell office:value-type="string">
            <text:p>Prlv Ech Pret A Consommer <text:s text:c="9"/></text:p>
            <text:p>273002084773023644389 <text:s text:c="8"/>S <text:s text:c="3"/></text:p>
          </table:table-cell>
          <table:table-cell office:value-type="float" office:value="383.59">
            <text:p>383,59</text:p>
          </table:table-cell>
          <table:table-cell/>
          <table:table-cell table:formula="of:=[.D13]-[.C13]+[.E12]" office:value-type="float" office:value="-491.09">
            <text:p>-491,09</text:p>
          </table:table-cell>
          <table:table-cell office:value-type="string">
            <text:p>mortgage boat</text:p>
          </table:table-cell>
        </table:table-row>
        <table:table-row table:style-name="ro2">
          <table:table-cell office:value-type="string">
            <text:p>10-Oct</text:p>
          </table:table-cell>
          <table:table-cell office:value-type="string">
            <text:p>Prlv Ech Pret A Consommer <text:s text:c="9"/></text:p>
            <text:p>273018128673056379735 <text:s text:c="8"/>S <text:s text:c="3"/></text:p>
          </table:table-cell>
          <table:table-cell office:value-type="float" office:value="146.9">
            <text:p>146,90</text:p>
          </table:table-cell>
          <table:table-cell/>
          <table:table-cell table:formula="of:=[.D14]-[.C14]+[.E13]" office:value-type="float" office:value="-637.99">
            <text:p>-637,99</text:p>
          </table:table-cell>
          <table:table-cell office:value-type="string">
            <text:p>mortgage car</text:p>
          </table:table-cell>
        </table:table-row>
        <table:table-row table:style-name="ro2">
          <table:table-cell office:value-type="string">
            <text:p>09-Oct</text:p>
          </table:table-cell>
          <table:table-cell office:value-type="string">
            <text:p>Carte Sfr Espace <text:s text:c="6"/>08/10/12 <text:s text:c="3"/></text:p>
            <text:p>. <text:s text:c="33"/></text:p>
          </table:table-cell>
          <table:table-cell office:value-type="float" office:value="64.8">
            <text:p>64,80</text:p>
          </table:table-cell>
          <table:table-cell/>
          <table:table-cell table:formula="of:=[.D15]-[.C15]+[.E14]" office:value-type="float" office:value="-702.79">
            <text:p>-702,79</text:p>
          </table:table-cell>
          <table:table-cell/>
        </table:table-row>
        <table:table-row table:style-name="ro2">
          <table:table-cell office:value-type="string">
            <text:p>09-Oct</text:p>
          </table:table-cell>
          <table:table-cell office:value-type="string">
            <text:p>Ret Dab Marignane Cede 06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6]-[.C16]+[.E15]" office:value-type="float" office:value="-742.79">
            <text:p>-742,79</text:p>
          </table:table-cell>
          <table:table-cell/>
        </table:table-row>
        <table:table-row table:style-name="ro2">
          <table:table-cell office:value-type="string">
            <text:p>09-Oct</text:p>
          </table:table-cell>
          <table:table-cell office:value-type="string">
            <text:p>Ret Dab Brest <text:s text:c="9"/>06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7]-[.C17]+[.E16]" office:value-type="float" office:value="-782.79">
            <text:p>-782,79</text:p>
          </table:table-cell>
          <table:table-cell/>
        </table:table-row>
        <table:table-row table:style-name="ro2">
          <table:table-cell office:value-type="string">
            <text:p>09-Oct</text:p>
          </table:table-cell>
          <table:table-cell office:value-type="string">
            <text:p>Ret Dab Marseille <text:s text:c="5"/>08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8]-[.C18]+[.E17]" office:value-type="float" office:value="-822.79">
            <text:p>-822,79</text:p>
          </table:table-cell>
          <table:table-cell/>
        </table:table-row>
        <table:table-row table:style-name="ro2">
          <table:table-cell office:value-type="string">
            <text:p>09-Oct</text:p>
          </table:table-cell>
          <table:table-cell office:value-type="string">
            <text:p>Prlv 001007 <text:s text:c="2"/>Electricite De Fra <text:s text:c="2"/></text:p>
            <text:p>*111540180216 14616 7 <text:s text:c="2"/>Edf Pra <text:s text:c="3"/></text:p>
          </table:table-cell>
          <table:table-cell office:value-type="float" office:value="65">
            <text:p>65,00</text:p>
          </table:table-cell>
          <table:table-cell/>
          <table:table-cell table:formula="of:=[.D19]-[.C19]+[.E18]" office:value-type="float" office:value="-887.79">
            <text:p>-887,79</text:p>
          </table:table-cell>
          <table:table-cell/>
        </table:table-row>
        <table:table-row table:style-name="ro2">
          <table:table-cell office:value-type="string">
            <text:p>09-Oct</text:p>
          </table:table-cell>
          <table:table-cell office:value-type="string">
            <text:p>Prlv <text:s text:c="2"/>Predica Garantie Deces <text:s text:c="5"/></text:p>
            <text:p>*82900255460787*001tema3 <text:s text:c="10"/></text:p>
          </table:table-cell>
          <table:table-cell office:value-type="float" office:value="4.87">
            <text:p>4,87</text:p>
          </table:table-cell>
          <table:table-cell/>
          <table:table-cell table:formula="of:=[.D20]-[.C20]+[.E19]" office:value-type="float" office:value="-892.66">
            <text:p>-892,66</text:p>
          </table:table-cell>
          <table:table-cell/>
        </table:table-row>
        <table:table-row table:style-name="ro2">
          <table:table-cell office:value-type="string">
            <text:p>08-Oct</text:p>
          </table:table-cell>
          <table:table-cell office:value-type="string">
            <text:p>Carte Sarl Nissana <text:s text:c="4"/>07/10/12 <text:s text:c="3"/></text:p>
            <text:p>. <text:s text:c="33"/></text:p>
          </table:table-cell>
          <table:table-cell office:value-type="float" office:value="29.4">
            <text:p>29,40</text:p>
          </table:table-cell>
          <table:table-cell/>
          <table:table-cell table:formula="of:=[.D21]-[.C21]+[.E20]" office:value-type="float" office:value="-922.06">
            <text:p>-922,06</text:p>
          </table:table-cell>
          <table:table-cell/>
        </table:table-row>
        <table:table-row table:style-name="ro2">
          <table:table-cell office:value-type="string">
            <text:p>08-Oct</text:p>
          </table:table-cell>
          <table:table-cell office:value-type="string">
            <text:p>Carte Marche Plus <text:s text:c="5"/>06/10/12 <text:s text:c="3"/></text:p>
            <text:p>. <text:s text:c="33"/></text:p>
          </table:table-cell>
          <table:table-cell office:value-type="float" office:value="14.93">
            <text:p>14,93</text:p>
          </table:table-cell>
          <table:table-cell/>
          <table:table-cell table:formula="of:=[.D22]-[.C22]+[.E21]" office:value-type="float" office:value="-936.99">
            <text:p>-936,99</text:p>
          </table:table-cell>
          <table:table-cell/>
        </table:table-row>
        <table:table-row table:style-name="ro2">
          <table:table-cell office:value-type="string">
            <text:p>08-Oct</text:p>
          </table:table-cell>
          <table:table-cell office:value-type="string">
            <text:p>Carte Superette Recouv 05/10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23]-[.C23]+[.E22]" office:value-type="float" office:value="-951.59">
            <text:p>-951,5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8-Oct</text:p>
          </table:table-cell>
          <table:table-cell office:value-type="string">
            <text:p>Carte Casino 24 Porte <text:s/>06/10/12 <text:s text:c="3"/></text:p>
            <text:p>. <text:s text:c="33"/></text:p>
          </table:table-cell>
          <table:table-cell office:value-type="float" office:value="12">
            <text:p>12,00</text:p>
          </table:table-cell>
          <table:table-cell/>
          <table:table-cell table:formula="of:=[.D24]-[.C24]+[.E23]" office:value-type="float" office:value="-963.59">
            <text:p>-963,59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08-Oct</text:p>
          </table:table-cell>
          <table:table-cell office:value-type="string">
            <text:p>Carte Vol24.Fr <text:s text:c="8"/>05/10/12 <text:s text:c="3"/></text:p>
            <text:p>. <text:s text:c="33"/></text:p>
          </table:table-cell>
          <table:table-cell office:value-type="float" office:value="10.78">
            <text:p>10,78</text:p>
          </table:table-cell>
          <table:table-cell/>
          <table:table-cell table:formula="of:=[.D25]-[.C25]+[.E24]" office:value-type="float" office:value="-974.37">
            <text:p>-974,3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8-Oct</text:p>
          </table:table-cell>
          <table:table-cell office:value-type="string">
            <text:p>**cotisation Cs Option 2 <text:s text:c="10"/></text:p>
            <text:p>. <text:s text:c="33"/></text:p>
          </table:table-cell>
          <table:table-cell office:value-type="float" office:value="6">
            <text:p>6,00</text:p>
          </table:table-cell>
          <table:table-cell/>
          <table:table-cell table:formula="of:=[.D26]-[.C26]+[.E25]" office:value-type="float" office:value="-980.37">
            <text:p>-980,3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5-Oct</text:p>
          </table:table-cell>
          <table:table-cell office:value-type="string">
            <text:p>Carte Ryanair <text:s text:c="9"/>03/10/12 <text:s text:c="3"/></text:p>
            <text:p>. <text:s text:c="33"/></text:p>
          </table:table-cell>
          <table:table-cell office:value-type="float" office:value="88.4">
            <text:p>88,40</text:p>
          </table:table-cell>
          <table:table-cell/>
          <table:table-cell table:formula="of:=[.D27]-[.C27]+[.E26]" office:value-type="float" office:value="-1068.77">
            <text:p>-1068,7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5-Oct</text:p>
          </table:table-cell>
          <table:table-cell office:value-type="string">
            <text:p>Carte Vol24.Fr <text:s text:c="8"/>03/10/12 <text:s text:c="3"/></text:p>
            <text:p>. <text:s text:c="33"/></text:p>
          </table:table-cell>
          <table:table-cell office:value-type="float" office:value="19.73">
            <text:p>19,73</text:p>
          </table:table-cell>
          <table:table-cell/>
          <table:table-cell table:formula="of:=[.D28]-[.C28]+[.E27]" office:value-type="float" office:value="-1088.5">
            <text:p>-1088,5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5-Oct</text:p>
          </table:table-cell>
          <table:table-cell office:value-type="string">
            <text:p>Carte Superette Recouv 04/10/12 <text:s text:c="3"/></text:p>
            <text:p>. <text:s text:c="33"/></text:p>
          </table:table-cell>
          <table:table-cell office:value-type="float" office:value="12.7">
            <text:p>12,70</text:p>
          </table:table-cell>
          <table:table-cell/>
          <table:table-cell table:formula="of:=[.D29]-[.C29]+[.E28]" office:value-type="float" office:value="-1101.2">
            <text:p>-1101,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4-Oct</text:p>
          </table:table-cell>
          <table:table-cell office:value-type="string">
            <text:p>Carte Superette Recouv 03/10/12 <text:s text:c="3"/></text:p>
            <text:p>. <text:s text:c="33"/></text:p>
          </table:table-cell>
          <table:table-cell office:value-type="float" office:value="9.1">
            <text:p>9,10</text:p>
          </table:table-cell>
          <table:table-cell/>
          <table:table-cell table:formula="of:=[.D30]-[.C30]+[.E29]" office:value-type="float" office:value="-1110.3">
            <text:p>-1110,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3-Oct</text:p>
          </table:table-cell>
          <table:table-cell office:value-type="string">
            <text:p>Ret Dab 06321 Le Relec 02 10 12 <text:s text:c="3"/></text:p>
            <text:p>. <text:s text:c="33"/></text:p>
          </table:table-cell>
          <table:table-cell office:value-type="float" office:value="80">
            <text:p>80,00</text:p>
          </table:table-cell>
          <table:table-cell/>
          <table:table-cell table:formula="of:=[.D31]-[.C31]+[.E30]" office:value-type="float" office:value="-1190.3">
            <text:p>-1190,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3-Oct</text:p>
          </table:table-cell>
          <table:table-cell office:value-type="string">
            <text:p>Carte Superette Recouv 02/10/12 <text:s text:c="3"/></text:p>
            <text:p>. <text:s text:c="33"/></text:p>
          </table:table-cell>
          <table:table-cell office:value-type="float" office:value="15.2">
            <text:p>15,20</text:p>
          </table:table-cell>
          <table:table-cell/>
          <table:table-cell table:formula="of:=[.D32]-[.C32]+[.E31]" office:value-type="float" office:value="-1205.5">
            <text:p>-1205,5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3-Oct</text:p>
          </table:table-cell>
          <table:table-cell office:value-type="string">
            <text:p>Carte Mc Donald's <text:s text:c="5"/>02/10/12 <text:s text:c="3"/></text:p>
            <text:p>. <text:s text:c="33"/></text:p>
          </table:table-cell>
          <table:table-cell office:value-type="float" office:value="11.3">
            <text:p>11,30</text:p>
          </table:table-cell>
          <table:table-cell/>
          <table:table-cell table:formula="of:=[.D33]-[.C33]+[.E32]" office:value-type="float" office:value="-1216.8">
            <text:p>-1216,8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3-Oct</text:p>
          </table:table-cell>
          <table:table-cell office:value-type="string">
            <text:p>Carte Super U <text:s text:c="9"/>02/10/12 <text:s text:c="3"/></text:p>
            <text:p>. <text:s text:c="33"/></text:p>
          </table:table-cell>
          <table:table-cell office:value-type="float" office:value="51.9">
            <text:p>51,90</text:p>
          </table:table-cell>
          <table:table-cell/>
          <table:table-cell table:formula="of:=[.D34]-[.C34]+[.E33]" office:value-type="float" office:value="-1268.7">
            <text:p>-1268,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2-Oct</text:p>
          </table:table-cell>
          <table:table-cell office:value-type="string">
            <text:p>Carte Sncf <text:s text:c="12"/>01/10/12 <text:s text:c="3"/></text:p>
            <text:p>. <text:s text:c="33"/></text:p>
          </table:table-cell>
          <table:table-cell office:value-type="float" office:value="79.6">
            <text:p>79,60</text:p>
          </table:table-cell>
          <table:table-cell/>
          <table:table-cell table:formula="of:=[.D35]-[.C35]+[.E34]" office:value-type="float" office:value="-1348.3">
            <text:p>-1348,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2-Oct</text:p>
          </table:table-cell>
          <table:table-cell office:value-type="string">
            <text:p>Ret Dab Paris <text:s text:c="9"/>01 10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36]-[.C36]+[.E35]" office:value-type="float" office:value="-1388.3">
            <text:p>-1388,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2-Oct</text:p>
          </table:table-cell>
          <table:table-cell office:value-type="string">
            <text:p>Carte Sushi Folies <text:s text:c="4"/>01/10/12 <text:s text:c="3"/></text:p>
            <text:p>. <text:s text:c="33"/></text:p>
          </table:table-cell>
          <table:table-cell office:value-type="float" office:value="13.5">
            <text:p>13,50</text:p>
          </table:table-cell>
          <table:table-cell/>
          <table:table-cell table:formula="of:=[.D37]-[.C37]+[.E36]" office:value-type="float" office:value="-1401.8">
            <text:p>-1401,8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2-Oct</text:p>
          </table:table-cell>
          <table:table-cell office:value-type="string">
            <text:p>Carte Effia Csions <text:s text:c="4"/>01/10/12 <text:s text:c="3"/></text:p>
            <text:p>. <text:s text:c="33"/></text:p>
          </table:table-cell>
          <table:table-cell office:value-type="float" office:value="7.3">
            <text:p>7,30</text:p>
          </table:table-cell>
          <table:table-cell/>
          <table:table-cell table:formula="of:=[.D38]-[.C38]+[.E37]" office:value-type="float" office:value="-1409.1">
            <text:p>-1409,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2-Oct</text:p>
          </table:table-cell>
          <table:table-cell office:value-type="string">
            <text:p>** Cotis.Service Gael <text:s text:c="13"/></text:p>
            <text:p>. <text:s text:c="33"/></text:p>
          </table:table-cell>
          <table:table-cell office:value-type="float" office:value="1.13">
            <text:p>1,13</text:p>
          </table:table-cell>
          <table:table-cell/>
          <table:table-cell table:formula="of:=[.D39]-[.C39]+[.E38]" office:value-type="float" office:value="-1410.23">
            <text:p>-1410,2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Oct</text:p>
          </table:table-cell>
          <table:table-cell office:value-type="string">
            <text:p>Carte Sncf Internet <text:s text:c="3"/>30/09/12 <text:s text:c="3"/></text:p>
            <text:p>. <text:s text:c="33"/></text:p>
          </table:table-cell>
          <table:table-cell office:value-type="float" office:value="91">
            <text:p>91,00</text:p>
          </table:table-cell>
          <table:table-cell/>
          <table:table-cell table:formula="of:=[.D40]-[.C40]+[.E39]" office:value-type="float" office:value="-1501.23">
            <text:p>-1501,2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Oct</text:p>
          </table:table-cell>
          <table:table-cell office:value-type="string">
            <text:p>Carte Superette Recouv 28/09/12 <text:s text:c="3"/></text:p>
            <text:p>. <text:s text:c="33"/></text:p>
          </table:table-cell>
          <table:table-cell office:value-type="float" office:value="35.2">
            <text:p>35,20</text:p>
          </table:table-cell>
          <table:table-cell/>
          <table:table-cell table:formula="of:=[.D41]-[.C41]+[.E40]" office:value-type="float" office:value="-1536.43">
            <text:p>-1536,4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Oct</text:p>
          </table:table-cell>
          <table:table-cell office:value-type="string">
            <text:p>Carte Superette Recouv 30/09/12 <text:s text:c="3"/></text:p>
            <text:p>. <text:s text:c="33"/></text:p>
          </table:table-cell>
          <table:table-cell office:value-type="float" office:value="19.9">
            <text:p>19,90</text:p>
          </table:table-cell>
          <table:table-cell/>
          <table:table-cell table:formula="of:=[.D42]-[.C42]+[.E41]" office:value-type="float" office:value="-1556.33">
            <text:p>-1556,3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Oct</text:p>
          </table:table-cell>
          <table:table-cell office:value-type="string">
            <text:p>Vir.Monfort Nicole <text:s text:c="16"/></text:p>
            <text:p>. <text:s text:c="33"/></text:p>
          </table:table-cell>
          <table:table-cell office:value-type="float" office:value="486">
            <text:p>486,00</text:p>
          </table:table-cell>
          <table:table-cell/>
          <table:table-cell table:formula="of:=[.D43]-[.C43]+[.E42]" office:value-type="float" office:value="-2042.33">
            <text:p>-2042,3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Sep</text:p>
          </table:table-cell>
          <table:table-cell office:value-type="string">
            <text:p>Prlv <text:s text:c="2"/>Ass Pacifica <text:s/>05973356907 <text:s text:c="2"/></text:p>
            <text:p>5217186181551907021ass Pacifica <text:s text:c="3"/></text:p>
          </table:table-cell>
          <table:table-cell office:value-type="float" office:value="13.13">
            <text:p>13,13</text:p>
          </table:table-cell>
          <table:table-cell/>
          <table:table-cell table:formula="of:=[.D44]-[.C44]+[.E43]" office:value-type="float" office:value="-2055.46">
            <text:p>-2055,4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7-Sep</text:p>
          </table:table-cell>
          <table:table-cell office:value-type="string">
            <text:p>Carte Superette Recouv 26/09/12 <text:s text:c="3"/></text:p>
            <text:p>. <text:s text:c="33"/></text:p>
          </table:table-cell>
          <table:table-cell office:value-type="float" office:value="43.9">
            <text:p>43,90</text:p>
          </table:table-cell>
          <table:table-cell/>
          <table:table-cell table:formula="of:=[.D45]-[.C45]+[.E44]" office:value-type="float" office:value="-2099.36">
            <text:p>-2099,3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7-Sep</text:p>
          </table:table-cell>
          <table:table-cell office:value-type="string">
            <text:p>Vir <text:s text:c="3"/>Capgemini Technology Ser <text:s text:c="3"/></text:p>
            <text:p>Virement Salaire <text:s text:c="5"/>S0000 <text:s text:c="7"/></text:p>
          </table:table-cell>
          <table:table-cell table:style-name="Default"/>
          <table:table-cell office:value-type="float" office:value="2314.76">
            <text:p>2 314,76</text:p>
          </table:table-cell>
          <table:table-cell table:formula="of:=[.D46]-[.C46]+[.E45]" office:value-type="float" office:value="215.4">
            <text:p>215,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6-Sep</text:p>
          </table:table-cell>
          <table:table-cell office:value-type="string">
            <text:p>Ret Dab Sncf Montparna 25 09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47]-[.C47]+[.E46]" office:value-type="float" office:value="155.4">
            <text:p>155,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6-Sep</text:p>
          </table:table-cell>
          <table:table-cell office:value-type="string">
            <text:p>Carte Effia Csions <text:s text:c="4"/>25/09/12 <text:s text:c="3"/></text:p>
            <text:p>. <text:s text:c="33"/></text:p>
          </table:table-cell>
          <table:table-cell office:value-type="float" office:value="7.3">
            <text:p>7,30</text:p>
          </table:table-cell>
          <table:table-cell/>
          <table:table-cell table:formula="of:=[.D48]-[.C48]+[.E47]" office:value-type="float" office:value="148.1">
            <text:p>148,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5-Sep</text:p>
          </table:table-cell>
          <table:table-cell office:value-type="string">
            <text:p>Carte Sncf Internet <text:s text:c="3"/>24/09/12 <text:s text:c="3"/></text:p>
            <text:p>. <text:s text:c="33"/></text:p>
          </table:table-cell>
          <table:table-cell office:value-type="float" office:value="144">
            <text:p>144,00</text:p>
          </table:table-cell>
          <table:table-cell/>
          <table:table-cell table:formula="of:=[.D49]-[.C49]+[.E48]" office:value-type="float" office:value="4.10000000000008">
            <text:p>4,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4-Sep</text:p>
          </table:table-cell>
          <table:table-cell office:value-type="string">
            <text:p>Carte Bar Tab Le Pacha 21/09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50]-[.C50]+[.E49]" office:value-type="float" office:value="-57.8999999999999">
            <text:p>-57,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4-Sep</text:p>
          </table:table-cell>
          <table:table-cell office:value-type="string">
            <text:p>Ret Dab St Marc Brest <text:s/>22 09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51]-[.C51]+[.E50]" office:value-type="float" office:value="-117.9">
            <text:p>-117,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4-Sep</text:p>
          </table:table-cell>
          <table:table-cell office:value-type="string">
            <text:p>Carte Superette Recouv 21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52]-[.C52]+[.E51]" office:value-type="float" office:value="-132.5">
            <text:p>-132,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4-Sep</text:p>
          </table:table-cell>
          <table:table-cell office:value-type="string">
            <text:p>Carte Coup'hom <text:s text:c="8"/>22/09/12 <text:s text:c="3"/></text:p>
            <text:p>. <text:s text:c="33"/></text:p>
          </table:table-cell>
          <table:table-cell office:value-type="float" office:value="12">
            <text:p>12,00</text:p>
          </table:table-cell>
          <table:table-cell/>
          <table:table-cell table:formula="of:=[.D53]-[.C53]+[.E52]" office:value-type="float" office:value="-144.5">
            <text:p>-144,5</text:p>
          </table:table-cell>
          <table:table-cell office:value-type="string">
            <text:p>sante</text:p>
          </table:table-cell>
        </table:table-row>
        <table:table-row table:style-name="ro2">
          <table:table-cell office:value-type="string">
            <text:p>24-Sep</text:p>
          </table:table-cell>
          <table:table-cell office:value-type="string">
            <text:p>Prlv 332801 <text:s text:c="2"/>Sfr Mobile <text:s text:c="10"/></text:p>
            <text:p>8820014396epre120910ao <text:s text:c="12"/></text:p>
          </table:table-cell>
          <table:table-cell office:value-type="float" office:value="55.22">
            <text:p>55,22</text:p>
          </table:table-cell>
          <table:table-cell/>
          <table:table-cell table:formula="of:=[.D54]-[.C54]+[.E53]" office:value-type="float" office:value="-199.72">
            <text:p>-199,7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1-Sep</text:p>
          </table:table-cell>
          <table:table-cell office:value-type="string">
            <text:p>Carte Superette Recouv 20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55]-[.C55]+[.E54]" office:value-type="float" office:value="-214.32">
            <text:p>-214,3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9-Sep</text:p>
          </table:table-cell>
          <table:table-cell office:value-type="string">
            <text:p>Ret Dab Brest <text:s text:c="9"/>18 09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56]-[.C56]+[.E55]" office:value-type="float" office:value="-274.32">
            <text:p>-274,3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9-Sep</text:p>
          </table:table-cell>
          <table:table-cell office:value-type="string">
            <text:p>Prlv <text:s text:c="2"/>Suppletis <text:s text:c="18"/></text:p>
            <text:p>254002728070058216686 <text:s text:c="8"/>Ys <text:s text:c="2"/></text:p>
          </table:table-cell>
          <table:table-cell office:value-type="float" office:value="20">
            <text:p>20,00</text:p>
          </table:table-cell>
          <table:table-cell/>
          <table:table-cell table:formula="of:=[.D57]-[.C57]+[.E56]" office:value-type="float" office:value="-294.32">
            <text:p>-294,3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8-Sep</text:p>
          </table:table-cell>
          <table:table-cell office:value-type="string">
            <text:p>Carte Superette Recouv 17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58]-[.C58]+[.E57]" office:value-type="float" office:value="-308.92">
            <text:p>-308,9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7-Sep</text:p>
          </table:table-cell>
          <table:table-cell office:value-type="string">
            <text:p>Carte Cupid.Com 448005 13/09/12 <text:s text:c="3"/></text:p>
            <text:p>. <text:s text:c="33"/></text:p>
          </table:table-cell>
          <table:table-cell office:value-type="float" office:value="45.99">
            <text:p>45,99</text:p>
          </table:table-cell>
          <table:table-cell/>
          <table:table-cell table:formula="of:=[.D59]-[.C59]+[.E58]" office:value-type="float" office:value="-354.91">
            <text:p>-354,91</text:p>
          </table:table-cell>
          <table:table-cell office:value-type="string">
            <text:p>porno</text:p>
          </table:table-cell>
        </table:table-row>
        <table:table-row table:style-name="ro2">
          <table:table-cell office:value-type="string">
            <text:p>17-Sep</text:p>
          </table:table-cell>
          <table:table-cell office:value-type="string">
            <text:p>Carte Superette Recouv 14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60]-[.C60]+[.E59]" office:value-type="float" office:value="-369.51">
            <text:p>-369,5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7-Sep</text:p>
          </table:table-cell>
          <table:table-cell office:value-type="string">
            <text:p>Carte Superette Recouv 16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61]-[.C61]+[.E60]" office:value-type="float" office:value="-384.11">
            <text:p>-384,1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7-Sep</text:p>
          </table:table-cell>
          <table:table-cell office:value-type="string">
            <text:p>Carte Casino 24 Porte <text:s/>14/09/12 <text:s text:c="3"/></text:p>
            <text:p>. <text:s text:c="33"/></text:p>
          </table:table-cell>
          <table:table-cell office:value-type="float" office:value="6.6">
            <text:p>6,60</text:p>
          </table:table-cell>
          <table:table-cell/>
          <table:table-cell table:formula="of:=[.D62]-[.C62]+[.E61]" office:value-type="float" office:value="-390.71">
            <text:p>-390,71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7-Sep</text:p>
          </table:table-cell>
          <table:table-cell office:value-type="string">
            <text:p>Prlv <text:s text:c="2"/>Ass Pacifica <text:s/>06019130907 <text:s text:c="2"/></text:p>
            <text:p>6563186710982907021ass Pacifica <text:s text:c="3"/></text:p>
          </table:table-cell>
          <table:table-cell office:value-type="float" office:value="68.68">
            <text:p>68,68</text:p>
          </table:table-cell>
          <table:table-cell/>
          <table:table-cell table:formula="of:=[.D63]-[.C63]+[.E62]" office:value-type="float" office:value="-459.39">
            <text:p>-459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4-Sep</text:p>
          </table:table-cell>
          <table:table-cell office:value-type="string">
            <text:p>Carte Superette Recouv 13/09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64]-[.C64]+[.E63]" office:value-type="float" office:value="-473.99">
            <text:p>-473,9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Sep</text:p>
          </table:table-cell>
          <table:table-cell office:value-type="string">
            <text:p>Ret Dab Brest <text:s text:c="9"/>12 09 12 <text:s text:c="3"/></text:p>
            <text:p>. <text:s text:c="33"/></text:p>
          </table:table-cell>
          <table:table-cell office:value-type="float" office:value="50">
            <text:p>50,00</text:p>
          </table:table-cell>
          <table:table-cell/>
          <table:table-cell table:formula="of:=[.D65]-[.C65]+[.E64]" office:value-type="float" office:value="-523.99">
            <text:p>-523,9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Sep</text:p>
          </table:table-cell>
          <table:table-cell office:value-type="string">
            <text:p>Carte Superette Recouv 12/09/12 <text:s text:c="3"/></text:p>
            <text:p>. <text:s text:c="33"/></text:p>
          </table:table-cell>
          <table:table-cell office:value-type="float" office:value="23.3">
            <text:p>23,30</text:p>
          </table:table-cell>
          <table:table-cell/>
          <table:table-cell table:formula="of:=[.D66]-[.C66]+[.E65]" office:value-type="float" office:value="-547.29">
            <text:p>-547,2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Sep</text:p>
          </table:table-cell>
          <table:table-cell office:value-type="string">
            <text:p>Vir Sepa Gras Savoye <text:s text:c="14"/></text:p>
            <text:p>0000000039854527 <text:s text:c="18"/></text:p>
          </table:table-cell>
          <table:table-cell table:style-name="Default"/>
          <table:table-cell office:value-type="float" office:value="9.9">
            <text:p>9,90</text:p>
          </table:table-cell>
          <table:table-cell table:formula="of:=[.D67]-[.C67]+[.E66]" office:value-type="float" office:value="-537.39">
            <text:p>-537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2-Sep</text:p>
          </table:table-cell>
          <table:table-cell office:value-type="string">
            <text:p>Carte Tabac Pr Didou <text:s text:c="2"/>11/09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68]-[.C68]+[.E67]" office:value-type="float" office:value="-599.39">
            <text:p>-599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2-Sep</text:p>
          </table:table-cell>
          <table:table-cell office:value-type="string">
            <text:p>Carte Casino 24 Porte <text:s/>11/09/12 <text:s text:c="3"/></text:p>
            <text:p>. <text:s text:c="33"/></text:p>
          </table:table-cell>
          <table:table-cell office:value-type="float" office:value="2.8">
            <text:p>2,80</text:p>
          </table:table-cell>
          <table:table-cell/>
          <table:table-cell table:formula="of:=[.D69]-[.C69]+[.E68]" office:value-type="float" office:value="-602.19">
            <text:p>-602,19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2-Sep</text:p>
          </table:table-cell>
          <table:table-cell office:value-type="string">
            <text:p>** Frais Atd <text:s text:c="22"/></text:p>
            <text:p>. <text:s text:c="33"/></text:p>
          </table:table-cell>
          <table:table-cell office:value-type="float" office:value="6.44">
            <text:p>6,44</text:p>
          </table:table-cell>
          <table:table-cell/>
          <table:table-cell table:formula="of:=[.D70]-[.C70]+[.E69]" office:value-type="float" office:value="-608.63">
            <text:p>-608,6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2-Sep</text:p>
          </table:table-cell>
          <table:table-cell office:value-type="string">
            <text:p>Tva /frais <text:s text:c="24"/></text:p>
            <text:p>. <text:s text:c="33"/></text:p>
          </table:table-cell>
          <table:table-cell office:value-type="float" office:value="1.26">
            <text:p>1,26</text:p>
          </table:table-cell>
          <table:table-cell/>
          <table:table-cell table:formula="of:=[.D71]-[.C71]+[.E70]" office:value-type="float" office:value="-609.89">
            <text:p>-609,8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1-Sep</text:p>
          </table:table-cell>
          <table:table-cell office:value-type="string">
            <text:p>Atd N 71775 <text:s text:c="23"/></text:p>
            <text:p>. <text:s text:c="33"/></text:p>
          </table:table-cell>
          <table:table-cell office:value-type="float" office:value="77">
            <text:p>77,00</text:p>
          </table:table-cell>
          <table:table-cell/>
          <table:table-cell table:formula="of:=[.D72]-[.C72]+[.E71]" office:value-type="float" office:value="-686.89">
            <text:p>-686,89</text:p>
          </table:table-cell>
          <table:table-cell office:value-type="string">
            <text:p>taxes</text:p>
          </table:table-cell>
        </table:table-row>
        <table:table-row table:style-name="ro2">
          <table:table-cell office:value-type="string">
            <text:p>11-Sep</text:p>
          </table:table-cell>
          <table:table-cell office:value-type="string">
            <text:p>Vir <text:s text:c="3"/>C.P.A.M. Finistere <text:s text:c="9"/></text:p>
            <text:p>122510004163 <text:s text:c="22"/></text:p>
          </table:table-cell>
          <table:table-cell table:style-name="Default"/>
          <table:table-cell office:value-type="float" office:value="20.1">
            <text:p>20,10</text:p>
          </table:table-cell>
          <table:table-cell table:formula="of:=[.D73]-[.C73]+[.E72]" office:value-type="float" office:value="-666.79">
            <text:p>-666,7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Carte Centre Leclerc <text:s text:c="2"/>08/09/12 <text:s text:c="3"/></text:p>
            <text:p>. <text:s text:c="33"/></text:p>
          </table:table-cell>
          <table:table-cell office:value-type="float" office:value="121.13">
            <text:p>121,13</text:p>
          </table:table-cell>
          <table:table-cell/>
          <table:table-cell table:formula="of:=[.D74]-[.C74]+[.E73]" office:value-type="float" office:value="-787.92">
            <text:p>-787,92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Carte Superette Recouv 07/09/12 <text:s text:c="3"/></text:p>
            <text:p>. <text:s text:c="33"/></text:p>
          </table:table-cell>
          <table:table-cell office:value-type="float" office:value="11.1">
            <text:p>11,10</text:p>
          </table:table-cell>
          <table:table-cell/>
          <table:table-cell table:formula="of:=[.D75]-[.C75]+[.E74]" office:value-type="float" office:value="-799.02">
            <text:p>-799,0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Carte Superette Recouv 07/09/12 <text:s text:c="3"/></text:p>
            <text:p>. <text:s text:c="33"/></text:p>
          </table:table-cell>
          <table:table-cell office:value-type="float" office:value="9.1">
            <text:p>9,10</text:p>
          </table:table-cell>
          <table:table-cell/>
          <table:table-cell table:formula="of:=[.D76]-[.C76]+[.E75]" office:value-type="float" office:value="-808.12">
            <text:p>-808,12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Prlv Ech Pret A Consommer <text:s text:c="9"/></text:p>
            <text:p>243002220273023644389 <text:s text:c="8"/>S <text:s text:c="3"/></text:p>
          </table:table-cell>
          <table:table-cell office:value-type="float" office:value="383.59">
            <text:p>383,59</text:p>
          </table:table-cell>
          <table:table-cell/>
          <table:table-cell table:formula="of:=[.D77]-[.C77]+[.E76]" office:value-type="float" office:value="-1191.71">
            <text:p>-1191,7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Prlv Ech Pret A Consommer <text:s text:c="9"/></text:p>
            <text:p>243018600873056379735 <text:s text:c="8"/>S <text:s text:c="3"/></text:p>
          </table:table-cell>
          <table:table-cell office:value-type="float" office:value="146.9">
            <text:p>146,90</text:p>
          </table:table-cell>
          <table:table-cell/>
          <table:table-cell table:formula="of:=[.D78]-[.C78]+[.E77]" office:value-type="float" office:value="-1338.61">
            <text:p>-1338,6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001007 Electricite De France <text:s text:c="6"/></text:p>
            <text:p>*111540180216 14616 7 <text:s text:c="2"/>Edf Pr9 <text:s text:c="3"/></text:p>
          </table:table-cell>
          <table:table-cell office:value-type="float" office:value="65">
            <text:p>65,00</text:p>
          </table:table-cell>
          <table:table-cell/>
          <table:table-cell table:formula="of:=[.D79]-[.C79]+[.E78]" office:value-type="float" office:value="-1403.61">
            <text:p>-1403,61</text:p>
          </table:table-cell>
          <table:table-cell office:value-type="string">
            <text:p>electricite</text:p>
          </table:table-cell>
        </table:table-row>
        <table:table-row table:style-name="ro2">
          <table:table-cell office:value-type="string">
            <text:p>10-Sep</text:p>
          </table:table-cell>
          <table:table-cell office:value-type="string">
            <text:p>**cotisation Cs Option 2 <text:s text:c="10"/></text:p>
            <text:p>. <text:s text:c="33"/></text:p>
          </table:table-cell>
          <table:table-cell office:value-type="float" office:value="6">
            <text:p>6,00</text:p>
          </table:table-cell>
          <table:table-cell/>
          <table:table-cell table:formula="of:=[.D80]-[.C80]+[.E79]" office:value-type="float" office:value="-1409.61">
            <text:p>-1409,6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Sep</text:p>
          </table:table-cell>
          <table:table-cell office:value-type="string">
            <text:p>Prlv <text:s text:c="2"/>Predica Garantie Deces <text:s text:c="5"/></text:p>
            <text:p>*82900255460787*001tema3 <text:s text:c="10"/></text:p>
          </table:table-cell>
          <table:table-cell office:value-type="float" office:value="4.87">
            <text:p>4,87</text:p>
          </table:table-cell>
          <table:table-cell/>
          <table:table-cell table:formula="of:=[.D81]-[.C81]+[.E80]" office:value-type="float" office:value="-1414.48">
            <text:p>-1414,48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4-Sep</text:p>
          </table:table-cell>
          <table:table-cell office:value-type="string">
            <text:p>** Cotis.Service Gael <text:s text:c="13"/></text:p>
            <text:p>. <text:s text:c="33"/></text:p>
          </table:table-cell>
          <table:table-cell office:value-type="float" office:value="1.13">
            <text:p>1,13</text:p>
          </table:table-cell>
          <table:table-cell/>
          <table:table-cell table:formula="of:=[.D82]-[.C82]+[.E81]" office:value-type="float" office:value="-1415.61">
            <text:p>-1415,6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3-Sep</text:p>
          </table:table-cell>
          <table:table-cell office:value-type="string">
            <text:p>Ret Dab 06309 Brest St 01 09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83]-[.C83]+[.E82]" office:value-type="float" office:value="-1475.61">
            <text:p>-1475,61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3-Sep</text:p>
          </table:table-cell>
          <table:table-cell office:value-type="string">
            <text:p>Carte Sm Les Jacobins <text:s/>01/09/12 <text:s text:c="3"/></text:p>
            <text:p>. <text:s text:c="33"/></text:p>
          </table:table-cell>
          <table:table-cell office:value-type="float" office:value="39.98">
            <text:p>39,98</text:p>
          </table:table-cell>
          <table:table-cell/>
          <table:table-cell table:formula="of:=[.D84]-[.C84]+[.E83]" office:value-type="float" office:value="-1515.59">
            <text:p>-1515,5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3-Sep</text:p>
          </table:table-cell>
          <table:table-cell office:value-type="string">
            <text:p>Carte Superette Recouv 31/08/12 <text:s text:c="3"/></text:p>
            <text:p>. <text:s text:c="33"/></text:p>
          </table:table-cell>
          <table:table-cell office:value-type="float" office:value="12.8">
            <text:p>12,80</text:p>
          </table:table-cell>
          <table:table-cell/>
          <table:table-cell table:formula="of:=[.D85]-[.C85]+[.E84]" office:value-type="float" office:value="-1528.39">
            <text:p>-1528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Sep</text:p>
          </table:table-cell>
          <table:table-cell office:value-type="string">
            <text:p>Vir.Monfort Nicole <text:s text:c="16"/></text:p>
            <text:p>. <text:s text:c="33"/></text:p>
          </table:table-cell>
          <table:table-cell office:value-type="float" office:value="486">
            <text:p>486,00</text:p>
          </table:table-cell>
          <table:table-cell/>
          <table:table-cell table:formula="of:=[.D86]-[.C86]+[.E85]" office:value-type="float" office:value="-2014.39">
            <text:p>-2014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30-Aoû</text:p>
          </table:table-cell>
          <table:table-cell office:value-type="string">
            <text:p>Carte Superette Recouv 29/08/12 <text:s text:c="3"/></text:p>
            <text:p>. <text:s text:c="33"/></text:p>
          </table:table-cell>
          <table:table-cell office:value-type="float" office:value="11">
            <text:p>11,00</text:p>
          </table:table-cell>
          <table:table-cell/>
          <table:table-cell table:formula="of:=[.D87]-[.C87]+[.E86]" office:value-type="float" office:value="-2025.39">
            <text:p>-2025,3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30-Aoû</text:p>
          </table:table-cell>
          <table:table-cell office:value-type="string">
            <text:p>Vir <text:s text:c="3"/>Capgemini Technology Ser <text:s text:c="3"/></text:p>
            <text:p>Virement Salaire <text:s text:c="5"/>S0000 <text:s text:c="7"/></text:p>
          </table:table-cell>
          <table:table-cell table:style-name="Default"/>
          <table:table-cell office:value-type="float" office:value="2302.35">
            <text:p>2 302,35</text:p>
          </table:table-cell>
          <table:table-cell table:formula="of:=[.D88]-[.C88]+[.E87]" office:value-type="float" office:value="276.96">
            <text:p>276,9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9-Aoû</text:p>
          </table:table-cell>
          <table:table-cell office:value-type="string">
            <text:p>Carte Snc <text:s/>La Presqu' <text:s/>28/08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89]-[.C89]+[.E88]" office:value-type="float" office:value="214.96">
            <text:p>214,9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9-Aoû</text:p>
          </table:table-cell>
          <table:table-cell office:value-type="string">
            <text:p>Carte Superette Recouv 28/08/12 <text:s text:c="3"/></text:p>
            <text:p>. <text:s text:c="33"/></text:p>
          </table:table-cell>
          <table:table-cell office:value-type="float" office:value="11.9">
            <text:p>11,90</text:p>
          </table:table-cell>
          <table:table-cell/>
          <table:table-cell table:formula="of:=[.D90]-[.C90]+[.E89]" office:value-type="float" office:value="203.06">
            <text:p>203,0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Aoû</text:p>
          </table:table-cell>
          <table:table-cell office:value-type="string">
            <text:p>Carte Rel.Total 59934 <text:s/>27/08/12 <text:s text:c="3"/></text:p>
            <text:p>. <text:s text:c="33"/></text:p>
          </table:table-cell>
          <table:table-cell office:value-type="float" office:value="84.79">
            <text:p>84,79</text:p>
          </table:table-cell>
          <table:table-cell/>
          <table:table-cell table:formula="of:=[.D91]-[.C91]+[.E90]" office:value-type="float" office:value="118.27">
            <text:p>118,2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Aoû</text:p>
          </table:table-cell>
          <table:table-cell office:value-type="string">
            <text:p>Ret Dab Brest <text:s text:c="9"/>25 08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92]-[.C92]+[.E91]" office:value-type="float" office:value="58.2699999999998">
            <text:p>58,2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Aoû</text:p>
          </table:table-cell>
          <table:table-cell office:value-type="string">
            <text:p>Carte Superette Recouv 27/08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93]-[.C93]+[.E92]" office:value-type="float" office:value="43.6699999999998">
            <text:p>43,6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Aoû</text:p>
          </table:table-cell>
          <table:table-cell office:value-type="string">
            <text:p>Prlv <text:s text:c="2"/>Ass Pacifica <text:s/>05973356907 <text:s text:c="2"/></text:p>
            <text:p>3316184929766907021ass Pacifica <text:s text:c="3"/></text:p>
          </table:table-cell>
          <table:table-cell office:value-type="float" office:value="12.37">
            <text:p>12,37</text:p>
          </table:table-cell>
          <table:table-cell/>
          <table:table-cell table:formula="of:=[.D94]-[.C94]+[.E93]" office:value-type="float" office:value="31.2999999999998">
            <text:p>31,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8-Aoû</text:p>
          </table:table-cell>
          <table:table-cell office:value-type="string">
            <text:p>**cotis Carte Double Actio <text:s text:c="8"/></text:p>
            <text:p>. <text:s text:c="33"/></text:p>
          </table:table-cell>
          <table:table-cell office:value-type="float" office:value="77.65">
            <text:p>77,65</text:p>
          </table:table-cell>
          <table:table-cell/>
          <table:table-cell table:formula="of:=[.D95]-[.C95]+[.E94]" office:value-type="float" office:value="-46.3500000000002">
            <text:p>-46,3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7-Aoû</text:p>
          </table:table-cell>
          <table:table-cell office:value-type="string">
            <text:p>Ret Dab Brest La Frega 24 08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96]-[.C96]+[.E95]" office:value-type="float" office:value="-106.35">
            <text:p>-106,3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7-Aoû</text:p>
          </table:table-cell>
          <table:table-cell office:value-type="string">
            <text:p>Carte L Amiral Ne <text:s text:c="5"/>25/08/12 <text:s text:c="3"/></text:p>
            <text:p>. <text:s text:c="33"/></text:p>
          </table:table-cell>
          <table:table-cell office:value-type="float" office:value="36">
            <text:p>36,00</text:p>
          </table:table-cell>
          <table:table-cell/>
          <table:table-cell table:formula="of:=[.D97]-[.C97]+[.E96]" office:value-type="float" office:value="-142.35">
            <text:p>-142,3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4-Aoû</text:p>
          </table:table-cell>
          <table:table-cell office:value-type="string">
            <text:p>332801 Sfr Mobile <text:s text:c="17"/></text:p>
            <text:p>8544463875epre120812an <text:s text:c="12"/></text:p>
          </table:table-cell>
          <table:table-cell office:value-type="float" office:value="55.2">
            <text:p>55,20</text:p>
          </table:table-cell>
          <table:table-cell/>
          <table:table-cell table:formula="of:=[.D98]-[.C98]+[.E97]" office:value-type="float" office:value="-197.55">
            <text:p>-197,55</text:p>
          </table:table-cell>
          <table:table-cell office:value-type="string">
            <text:p>telephone</text:p>
          </table:table-cell>
        </table:table-row>
        <table:table-row table:style-name="ro2">
          <table:table-cell office:value-type="string">
            <text:p>23-Aoû</text:p>
          </table:table-cell>
          <table:table-cell office:value-type="string">
            <text:p>Carte Lavage Auto <text:s text:c="5"/>22/08/12 <text:s text:c="3"/></text:p>
            <text:p>. <text:s text:c="33"/></text:p>
          </table:table-cell>
          <table:table-cell office:value-type="float" office:value="10">
            <text:p>10,00</text:p>
          </table:table-cell>
          <table:table-cell/>
          <table:table-cell table:formula="of:=[.D99]-[.C99]+[.E98]" office:value-type="float" office:value="-207.55">
            <text:p>-207,5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3-Aoû</text:p>
          </table:table-cell>
          <table:table-cell office:value-type="string">
            <text:p>Carte Superette Recouv 22/08/12 <text:s text:c="3"/></text:p>
            <text:p>. <text:s text:c="33"/></text:p>
          </table:table-cell>
          <table:table-cell office:value-type="float" office:value="13.1">
            <text:p>13,10</text:p>
          </table:table-cell>
          <table:table-cell/>
          <table:table-cell table:formula="of:=[.D100]-[.C100]+[.E99]" office:value-type="float" office:value="-220.65">
            <text:p>-220,6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1-Aoû</text:p>
          </table:table-cell>
          <table:table-cell office:value-type="string">
            <text:p>Carte Superette Recouv 20/08/12 <text:s text:c="3"/></text:p>
            <text:p>. <text:s text:c="33"/></text:p>
          </table:table-cell>
          <table:table-cell office:value-type="float" office:value="42.5">
            <text:p>42,50</text:p>
          </table:table-cell>
          <table:table-cell/>
          <table:table-cell table:formula="of:=[.D101]-[.C101]+[.E100]" office:value-type="float" office:value="-263.15">
            <text:p>-263,15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20-Aoû</text:p>
          </table:table-cell>
          <table:table-cell office:value-type="string">
            <text:p>Carte Fender Tex Mex <text:s text:c="2"/>19/08/12 <text:s text:c="3"/></text:p>
            <text:p>. <text:s text:c="33"/></text:p>
          </table:table-cell>
          <table:table-cell office:value-type="float" office:value="28.15">
            <text:p>28,15</text:p>
          </table:table-cell>
          <table:table-cell/>
          <table:table-cell table:formula="of:=[.D102]-[.C102]+[.E101]" office:value-type="float" office:value="-291.3">
            <text:p>-291,3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7-Aoû</text:p>
          </table:table-cell>
          <table:table-cell office:value-type="string">
            <text:p>Carte Carrefour Brest <text:s/>16/08/12 <text:s text:c="3"/></text:p>
            <text:p>. <text:s text:c="33"/></text:p>
          </table:table-cell>
          <table:table-cell office:value-type="float" office:value="107.3">
            <text:p>107,30</text:p>
          </table:table-cell>
          <table:table-cell/>
          <table:table-cell table:formula="of:=[.D103]-[.C103]+[.E102]" office:value-type="float" office:value="-398.6">
            <text:p>-398,6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Carte Cupid.Com 448005 14/08/12 <text:s text:c="3"/></text:p>
            <text:p>. <text:s text:c="33"/></text:p>
          </table:table-cell>
          <table:table-cell office:value-type="float" office:value="45.99">
            <text:p>45,99</text:p>
          </table:table-cell>
          <table:table-cell/>
          <table:table-cell table:formula="of:=[.D104]-[.C104]+[.E103]" office:value-type="float" office:value="-444.59">
            <text:p>-444,59</text:p>
          </table:table-cell>
          <table:table-cell office:value-type="string">
            <text:p>porno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Ret Dab Brest La Frega 15 08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05]-[.C105]+[.E104]" office:value-type="float" office:value="-484.59">
            <text:p>-484,5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Carte Ikea <text:s text:c="12"/>15/08/12 <text:s text:c="3"/></text:p>
            <text:p>. <text:s text:c="33"/></text:p>
          </table:table-cell>
          <table:table-cell office:value-type="float" office:value="70">
            <text:p>70,00</text:p>
          </table:table-cell>
          <table:table-cell/>
          <table:table-cell table:formula="of:=[.D106]-[.C106]+[.E105]" office:value-type="float" office:value="-554.59">
            <text:p>-554,59</text:p>
          </table:table-cell>
          <table:table-cell office:value-type="string">
            <text:p>furnitures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Carte Le Penalty <text:s text:c="6"/>14/08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107]-[.C107]+[.E106]" office:value-type="float" office:value="-616.59">
            <text:p>-616,5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Carte L'arena <text:s text:c="9"/>14/08/12 <text:s text:c="3"/></text:p>
            <text:p>. <text:s text:c="33"/></text:p>
          </table:table-cell>
          <table:table-cell office:value-type="float" office:value="4.6">
            <text:p>4,60</text:p>
          </table:table-cell>
          <table:table-cell/>
          <table:table-cell table:formula="of:=[.D108]-[.C108]+[.E107]" office:value-type="float" office:value="-621.19">
            <text:p>-621,19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6-Aoû</text:p>
          </table:table-cell>
          <table:table-cell office:value-type="string">
            <text:p>Prlv <text:s text:c="2"/>Ass Pacifica <text:s/>06019130907 <text:s text:c="2"/></text:p>
            <text:p>0753184258269907021ass Pacifica <text:s text:c="3"/></text:p>
          </table:table-cell>
          <table:table-cell office:value-type="float" office:value="68.68">
            <text:p>68,68</text:p>
          </table:table-cell>
          <table:table-cell/>
          <table:table-cell table:formula="of:=[.D109]-[.C109]+[.E108]" office:value-type="float" office:value="-689.87">
            <text:p>-689,8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4-Aoû</text:p>
          </table:table-cell>
          <table:table-cell office:value-type="string">
            <text:p>Ret Dab Spar Ouessant <text:s/>12 08 12 <text:s text:c="3"/></text:p>
            <text:p>. <text:s text:c="33"/></text:p>
          </table:table-cell>
          <table:table-cell office:value-type="float" office:value="50">
            <text:p>50,00</text:p>
          </table:table-cell>
          <table:table-cell/>
          <table:table-cell table:formula="of:=[.D110]-[.C110]+[.E109]" office:value-type="float" office:value="-739.87">
            <text:p>-739,8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4-Aoû</text:p>
          </table:table-cell>
          <table:table-cell office:value-type="string">
            <text:p>Carte L'arena <text:s text:c="9"/>13/08/12 <text:s text:c="3"/></text:p>
            <text:p>. <text:s text:c="33"/></text:p>
          </table:table-cell>
          <table:table-cell office:value-type="float" office:value="10.6">
            <text:p>10,60</text:p>
          </table:table-cell>
          <table:table-cell/>
          <table:table-cell table:formula="of:=[.D111]-[.C111]+[.E110]" office:value-type="float" office:value="-750.47">
            <text:p>-750,4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Aoû</text:p>
          </table:table-cell>
          <table:table-cell office:value-type="string">
            <text:p>Ret Dab Brest <text:s text:c="9"/>10 08 12 <text:s text:c="3"/></text:p>
            <text:p>. <text:s text:c="33"/></text:p>
          </table:table-cell>
          <table:table-cell office:value-type="float" office:value="50">
            <text:p>50,00</text:p>
          </table:table-cell>
          <table:table-cell/>
          <table:table-cell table:formula="of:=[.D112]-[.C112]+[.E111]" office:value-type="float" office:value="-800.47">
            <text:p>-800,4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Aoû</text:p>
          </table:table-cell>
          <table:table-cell office:value-type="string">
            <text:p>Carte La Poste 290190 <text:s/>10/08/12 <text:s text:c="3"/></text:p>
            <text:p>. <text:s text:c="33"/></text:p>
          </table:table-cell>
          <table:table-cell office:value-type="float" office:value="23">
            <text:p>23,00</text:p>
          </table:table-cell>
          <table:table-cell/>
          <table:table-cell table:formula="of:=[.D113]-[.C113]+[.E112]" office:value-type="float" office:value="-823.47">
            <text:p>-823,4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Aoû</text:p>
          </table:table-cell>
          <table:table-cell office:value-type="string">
            <text:p>Carte Decathlon 0032 <text:s text:c="2"/>10/08/12 <text:s text:c="3"/></text:p>
            <text:p>. <text:s text:c="33"/></text:p>
          </table:table-cell>
          <table:table-cell office:value-type="float" office:value="117.9">
            <text:p>117,90</text:p>
          </table:table-cell>
          <table:table-cell/>
          <table:table-cell table:formula="of:=[.D114]-[.C114]+[.E113]" office:value-type="float" office:value="-941.37">
            <text:p>-941,37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13-Aoû</text:p>
          </table:table-cell>
          <table:table-cell office:value-type="string">
            <text:p>Ret Dab Brest <text:s text:c="9"/>10 08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15]-[.C115]+[.E114]" office:value-type="float" office:value="-981.37">
            <text:p>-981,3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3-Aoû</text:p>
          </table:table-cell>
          <table:table-cell office:value-type="string">
            <text:p>Carte Superette Recouv 10/08/12 <text:s text:c="3"/></text:p>
            <text:p>. <text:s text:c="33"/></text:p>
          </table:table-cell>
          <table:table-cell office:value-type="float" office:value="7.2">
            <text:p>7,20</text:p>
          </table:table-cell>
          <table:table-cell/>
          <table:table-cell table:formula="of:=[.D116]-[.C116]+[.E115]" office:value-type="float" office:value="-988.57">
            <text:p>-988,5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Aoû</text:p>
          </table:table-cell>
          <table:table-cell office:value-type="string">
            <text:p>Prlv Ech Pret A Consommer <text:s text:c="9"/></text:p>
            <text:p>214002338773023644389 <text:s text:c="8"/>S <text:s text:c="3"/></text:p>
          </table:table-cell>
          <table:table-cell office:value-type="float" office:value="383.59">
            <text:p>383,59</text:p>
          </table:table-cell>
          <table:table-cell/>
          <table:table-cell table:formula="of:=[.D117]-[.C117]+[.E116]" office:value-type="float" office:value="-1372.16">
            <text:p>-1372,1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10-Aoû</text:p>
          </table:table-cell>
          <table:table-cell office:value-type="string">
            <text:p>Prlv Ech Pret A Consommer <text:s text:c="9"/></text:p>
            <text:p>214019255473056379735 <text:s text:c="8"/>S <text:s text:c="3"/></text:p>
          </table:table-cell>
          <table:table-cell office:value-type="float" office:value="146.9">
            <text:p>146,90</text:p>
          </table:table-cell>
          <table:table-cell/>
          <table:table-cell table:formula="of:=[.D118]-[.C118]+[.E117]" office:value-type="float" office:value="-1519.06">
            <text:p>-1519,0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9-Aoû</text:p>
          </table:table-cell>
          <table:table-cell office:value-type="string">
            <text:p>001007 Electricite De France <text:s text:c="6"/></text:p>
            <text:p>*111540180216 14616 7 <text:s text:c="2"/>Edf Pr8 <text:s text:c="3"/></text:p>
          </table:table-cell>
          <table:table-cell office:value-type="float" office:value="65">
            <text:p>65,00</text:p>
          </table:table-cell>
          <table:table-cell/>
          <table:table-cell table:formula="of:=[.D119]-[.C119]+[.E118]" office:value-type="float" office:value="-1584.06">
            <text:p>-1584,06</text:p>
          </table:table-cell>
          <table:table-cell office:value-type="string">
            <text:p>electricite</text:p>
          </table:table-cell>
        </table:table-row>
        <table:table-row table:style-name="ro2">
          <table:table-cell office:value-type="string">
            <text:p>08-Aoû</text:p>
          </table:table-cell>
          <table:table-cell office:value-type="string">
            <text:p>Carte Tour Du Monde <text:s text:c="3"/>07/08/12 <text:s text:c="3"/></text:p>
            <text:p>. <text:s text:c="33"/></text:p>
          </table:table-cell>
          <table:table-cell office:value-type="float" office:value="36">
            <text:p>36,00</text:p>
          </table:table-cell>
          <table:table-cell/>
          <table:table-cell table:formula="of:=[.D120]-[.C120]+[.E119]" office:value-type="float" office:value="-1620.06">
            <text:p>-1620,0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Aoû</text:p>
          </table:table-cell>
          <table:table-cell office:value-type="string">
            <text:p>Carte Rel.Total 59934 <text:s/>06/08/12 <text:s text:c="3"/></text:p>
            <text:p>. <text:s text:c="33"/></text:p>
          </table:table-cell>
          <table:table-cell office:value-type="float" office:value="78.6">
            <text:p>78,60</text:p>
          </table:table-cell>
          <table:table-cell/>
          <table:table-cell table:formula="of:=[.D121]-[.C121]+[.E120]" office:value-type="float" office:value="-1698.66">
            <text:p>-1698,6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Aoû</text:p>
          </table:table-cell>
          <table:table-cell office:value-type="string">
            <text:p>Ret Dab Brest <text:s text:c="9"/>06 08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22]-[.C122]+[.E121]" office:value-type="float" office:value="-1738.66">
            <text:p>-1738,6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Aoû</text:p>
          </table:table-cell>
          <table:table-cell office:value-type="string">
            <text:p>Carte Sarl Le Bars <text:s text:c="4"/>06/08/12 <text:s text:c="3"/></text:p>
            <text:p>. <text:s text:c="33"/></text:p>
          </table:table-cell>
          <table:table-cell office:value-type="float" office:value="16.6">
            <text:p>16,60</text:p>
          </table:table-cell>
          <table:table-cell/>
          <table:table-cell table:formula="of:=[.D123]-[.C123]+[.E122]" office:value-type="float" office:value="-1755.26">
            <text:p>-1755,2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Aoû</text:p>
          </table:table-cell>
          <table:table-cell office:value-type="string">
            <text:p>Prlv <text:s text:c="2"/>Predica Garantie Deces <text:s text:c="5"/></text:p>
            <text:p>*82900255460787*001tema3 <text:s text:c="10"/></text:p>
          </table:table-cell>
          <table:table-cell office:value-type="float" office:value="4.87">
            <text:p>4,87</text:p>
          </table:table-cell>
          <table:table-cell/>
          <table:table-cell table:formula="of:=[.D124]-[.C124]+[.E123]" office:value-type="float" office:value="-1760.13">
            <text:p>-1760,1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7-Aoû</text:p>
          </table:table-cell>
          <table:table-cell office:value-type="string">
            <text:p>**cotisation Cs Option 2 <text:s text:c="10"/></text:p>
            <text:p>. <text:s text:c="33"/></text:p>
          </table:table-cell>
          <table:table-cell office:value-type="float" office:value="6">
            <text:p>6,00</text:p>
          </table:table-cell>
          <table:table-cell/>
          <table:table-cell table:formula="of:=[.D125]-[.C125]+[.E124]" office:value-type="float" office:value="-1766.13">
            <text:p>-1766,1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Carte Scubaland <text:s text:c="7"/>03/08/12 <text:s text:c="3"/></text:p>
            <text:p>. <text:s text:c="33"/></text:p>
          </table:table-cell>
          <table:table-cell office:value-type="float" office:value="115">
            <text:p>115,00</text:p>
          </table:table-cell>
          <table:table-cell/>
          <table:table-cell table:formula="of:=[.D126]-[.C126]+[.E125]" office:value-type="float" office:value="-1881.13">
            <text:p>-1881,1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Carte Leclerc Db Dis <text:s text:c="2"/>04/08/12 <text:s text:c="3"/></text:p>
            <text:p>. <text:s text:c="33"/></text:p>
          </table:table-cell>
          <table:table-cell office:value-type="float" office:value="29.47">
            <text:p>29,47</text:p>
          </table:table-cell>
          <table:table-cell/>
          <table:table-cell table:formula="of:=[.D127]-[.C127]+[.E126]" office:value-type="float" office:value="-1910.6">
            <text:p>-1910,6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Carte Decathlon 0032 <text:s text:c="2"/>03/08/12 <text:s text:c="3"/></text:p>
            <text:p>. <text:s text:c="33"/></text:p>
          </table:table-cell>
          <table:table-cell office:value-type="float" office:value="22.95">
            <text:p>22,95</text:p>
          </table:table-cell>
          <table:table-cell/>
          <table:table-cell table:formula="of:=[.D128]-[.C128]+[.E127]" office:value-type="float" office:value="-1933.55">
            <text:p>-1933,55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Carte Fender Tex Mex <text:s text:c="2"/>04/08/12 <text:s text:c="3"/></text:p>
            <text:p>. <text:s text:c="33"/></text:p>
          </table:table-cell>
          <table:table-cell office:value-type="float" office:value="15.9">
            <text:p>15,90</text:p>
          </table:table-cell>
          <table:table-cell/>
          <table:table-cell table:formula="of:=[.D129]-[.C129]+[.E128]" office:value-type="float" office:value="-1949.45">
            <text:p>-1949,45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Carte Aeroport Parkin <text:s/>03/08/12 <text:s text:c="3"/></text:p>
            <text:p>. <text:s text:c="33"/></text:p>
          </table:table-cell>
          <table:table-cell office:value-type="float" office:value="2.4">
            <text:p>2,40</text:p>
          </table:table-cell>
          <table:table-cell/>
          <table:table-cell table:formula="of:=[.D130]-[.C130]+[.E129]" office:value-type="float" office:value="-1951.85">
            <text:p>-1951,85</text:p>
          </table:table-cell>
          <table:table-cell office:value-type="string">
            <text:p>transport</text:p>
          </table:table-cell>
        </table:table-row>
        <table:table-row table:style-name="ro2">
          <table:table-cell office:value-type="string">
            <text:p>06-Aoû</text:p>
          </table:table-cell>
          <table:table-cell office:value-type="string">
            <text:p>332801 Sfr <text:s text:c="24"/></text:p>
            <text:p>8716558945erep120721ad <text:s text:c="12"/></text:p>
          </table:table-cell>
          <table:table-cell office:value-type="float" office:value="50.55">
            <text:p>50,55</text:p>
          </table:table-cell>
          <table:table-cell/>
          <table:table-cell table:formula="of:=[.D131]-[.C131]+[.E130]" office:value-type="float" office:value="-2002.4">
            <text:p>-2002,4</text:p>
          </table:table-cell>
          <table:table-cell office:value-type="string">
            <text:p>telephone</text:p>
          </table:table-cell>
        </table:table-row>
        <table:table-row table:style-name="ro2">
          <table:table-cell office:value-type="string">
            <text:p>04-Aoû</text:p>
          </table:table-cell>
          <table:table-cell office:value-type="string">
            <text:p>Ret Dab Festival Du Bout Du <text:s text:c="7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32]-[.C132]+[.E131]" office:value-type="float" office:value="-2062.4">
            <text:p>-2062,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2-Aoû</text:p>
          </table:table-cell>
          <table:table-cell office:value-type="string">
            <text:p>Carte Tabac Pr Didou <text:s text:c="2"/>01/08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133]-[.C133]+[.E132]" office:value-type="float" office:value="-2124.4">
            <text:p>-2124,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2-Aoû</text:p>
          </table:table-cell>
          <table:table-cell office:value-type="string">
            <text:p>Ret Dab Brest La Frega 01 08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34]-[.C134]+[.E133]" office:value-type="float" office:value="-2184.4">
            <text:p>-2184,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2-Aoû</text:p>
          </table:table-cell>
          <table:table-cell office:value-type="string">
            <text:p>Carte Casino 24 Porte <text:s/>01/08/12 <text:s text:c="3"/></text:p>
            <text:p>. <text:s text:c="33"/></text:p>
          </table:table-cell>
          <table:table-cell office:value-type="float" office:value="8">
            <text:p>8,00</text:p>
          </table:table-cell>
          <table:table-cell/>
          <table:table-cell table:formula="of:=[.D135]-[.C135]+[.E134]" office:value-type="float" office:value="-2192.4">
            <text:p>-2192,4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02-Aoû</text:p>
          </table:table-cell>
          <table:table-cell office:value-type="string">
            <text:p>Carte Le Longchamp <text:s text:c="4"/>01/08/12 <text:s text:c="3"/></text:p>
            <text:p>. <text:s text:c="33"/></text:p>
          </table:table-cell>
          <table:table-cell office:value-type="float" office:value="7.7">
            <text:p>7,70</text:p>
          </table:table-cell>
          <table:table-cell/>
          <table:table-cell table:formula="of:=[.D136]-[.C136]+[.E135]" office:value-type="float" office:value="-2200.1">
            <text:p>-2200,1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02-Aoû</text:p>
          </table:table-cell>
          <table:table-cell office:value-type="string">
            <text:p>** Cotis.Service Gael <text:s text:c="13"/></text:p>
            <text:p>. <text:s text:c="33"/></text:p>
          </table:table-cell>
          <table:table-cell office:value-type="float" office:value="1.13">
            <text:p>1,13</text:p>
          </table:table-cell>
          <table:table-cell/>
          <table:table-cell table:formula="of:=[.D137]-[.C137]+[.E136]" office:value-type="float" office:value="-2201.23">
            <text:p>-2201,23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1-Aoû</text:p>
          </table:table-cell>
          <table:table-cell office:value-type="string">
            <text:p>Vir.Monfort Nicole <text:s text:c="16"/></text:p>
            <text:p>. <text:s text:c="33"/></text:p>
          </table:table-cell>
          <table:table-cell office:value-type="float" office:value="486">
            <text:p>486,00</text:p>
          </table:table-cell>
          <table:table-cell/>
          <table:table-cell table:formula="of:=[.D138]-[.C138]+[.E137]" office:value-type="float" office:value="-2687.23">
            <text:p>-2687,2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31-Jul</text:p>
          </table:table-cell>
          <table:table-cell office:value-type="string">
            <text:p>Ret Dab Brest <text:s text:c="9"/>28 07 12 <text:s text:c="3"/></text:p>
            <text:p>. <text:s text:c="33"/></text:p>
          </table:table-cell>
          <table:table-cell office:value-type="float" office:value="80">
            <text:p>80,00</text:p>
          </table:table-cell>
          <table:table-cell/>
          <table:table-cell table:formula="of:=[.D139]-[.C139]+[.E138]" office:value-type="float" office:value="-2767.23">
            <text:p>-2767,23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30-Jul</text:p>
          </table:table-cell>
          <table:table-cell office:value-type="string">
            <text:p>Carte Decathlon 0032 <text:s text:c="2"/>28/07/12 <text:s text:c="3"/></text:p>
            <text:p>. <text:s text:c="33"/></text:p>
          </table:table-cell>
          <table:table-cell office:value-type="float" office:value="59.95">
            <text:p>59,95</text:p>
          </table:table-cell>
          <table:table-cell/>
          <table:table-cell table:formula="of:=[.D140]-[.C140]+[.E139]" office:value-type="float" office:value="-2827.18">
            <text:p>-2827,18</text:p>
          </table:table-cell>
          <table:table-cell office:value-type="string">
            <text:p>sport</text:p>
          </table:table-cell>
        </table:table-row>
        <table:table-row table:style-name="ro2">
          <table:table-cell office:value-type="string">
            <text:p>30-Jul</text:p>
          </table:table-cell>
          <table:table-cell office:value-type="string">
            <text:p>Vir <text:s text:c="3"/>Capgemini Technology Ser <text:s text:c="3"/></text:p>
            <text:p>Virement Salaire <text:s text:c="5"/>S0000 <text:s text:c="7"/></text:p>
          </table:table-cell>
          <table:table-cell table:style-name="Default"/>
          <table:table-cell office:value-type="float" office:value="2306.13">
            <text:p>2 306,13</text:p>
          </table:table-cell>
          <table:table-cell table:formula="of:=[.D141]-[.C141]+[.E140]" office:value-type="float" office:value="-521.05">
            <text:p>-521,05</text:p>
          </table:table-cell>
          <table:table-cell office:value-type="string">
            <text:p>salary</text:p>
          </table:table-cell>
        </table:table-row>
        <table:table-row table:style-name="ro2">
          <table:table-cell office:value-type="string">
            <text:p>30-Jul</text:p>
          </table:table-cell>
          <table:table-cell office:value-type="string">
            <text:p>Prlv <text:s text:c="2"/>Ass Pacifica <text:s/>05973356907 <text:s text:c="2"/></text:p>
            <text:p>6919182394113907021ass Pacifica <text:s text:c="3"/></text:p>
          </table:table-cell>
          <table:table-cell office:value-type="float" office:value="12.37">
            <text:p>12,37</text:p>
          </table:table-cell>
          <table:table-cell/>
          <table:table-cell table:formula="of:=[.D142]-[.C142]+[.E141]" office:value-type="float" office:value="-533.42">
            <text:p>-533,4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7-Jul</text:p>
          </table:table-cell>
          <table:table-cell office:value-type="string">
            <text:p>Carte Sodexho Siege <text:s text:c="3"/>26/07/12 <text:s text:c="3"/></text:p>
            <text:p>. <text:s text:c="33"/></text:p>
          </table:table-cell>
          <table:table-cell office:value-type="float" office:value="14.48">
            <text:p>14,48</text:p>
          </table:table-cell>
          <table:table-cell/>
          <table:table-cell table:formula="of:=[.D143]-[.C143]+[.E142]" office:value-type="float" office:value="-547.9">
            <text:p>-547,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7-Jul</text:p>
          </table:table-cell>
          <table:table-cell office:value-type="string">
            <text:p>Carte Creperie Ble Noi 25/07/12 <text:s text:c="3"/></text:p>
            <text:p>. <text:s text:c="33"/></text:p>
          </table:table-cell>
          <table:table-cell office:value-type="float" office:value="19">
            <text:p>19,00</text:p>
          </table:table-cell>
          <table:table-cell/>
          <table:table-cell table:formula="of:=[.D144]-[.C144]+[.E143]" office:value-type="float" office:value="-566.9">
            <text:p>-566,9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26-Jul</text:p>
          </table:table-cell>
          <table:table-cell office:value-type="string">
            <text:p>Carte Ticketnet Billet 25/07/12 <text:s text:c="3"/></text:p>
            <text:p>. <text:s text:c="33"/></text:p>
          </table:table-cell>
          <table:table-cell office:value-type="float" office:value="108.6">
            <text:p>108,60</text:p>
          </table:table-cell>
          <table:table-cell/>
          <table:table-cell table:formula="of:=[.D145]-[.C145]+[.E144]" office:value-type="float" office:value="-675.5">
            <text:p>-675,5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5-Jul</text:p>
          </table:table-cell>
          <table:table-cell office:value-type="string">
            <text:p>Carte Superette Recouv 24/07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146]-[.C146]+[.E145]" office:value-type="float" office:value="-690.1">
            <text:p>-690,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4-Jul</text:p>
          </table:table-cell>
          <table:table-cell office:value-type="string">
            <text:p>Ret Dab Brest <text:s text:c="9"/>21 07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47]-[.C147]+[.E146]" office:value-type="float" office:value="-750.1">
            <text:p>-750,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4-Jul</text:p>
          </table:table-cell>
          <table:table-cell office:value-type="string">
            <text:p>Carte Sa Steren <text:s text:c="7"/>23/07/12 <text:s text:c="3"/></text:p>
            <text:p>. <text:s text:c="33"/></text:p>
          </table:table-cell>
          <table:table-cell office:value-type="float" office:value="59.71">
            <text:p>59,71</text:p>
          </table:table-cell>
          <table:table-cell/>
          <table:table-cell table:formula="of:=[.D148]-[.C148]+[.E147]" office:value-type="float" office:value="-809.81">
            <text:p>-809,8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4-Jul</text:p>
          </table:table-cell>
          <table:table-cell office:value-type="string">
            <text:p>Ret Dab Guipavas Aeroport <text:s text:c="9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49]-[.C149]+[.E148]" office:value-type="float" office:value="-849.81">
            <text:p>-849,8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24-Jul</text:p>
          </table:table-cell>
          <table:table-cell office:value-type="string">
            <text:p>332801 Sfr Mobile <text:s text:c="17"/></text:p>
            <text:p>8268797789epre120712al <text:s text:c="12"/></text:p>
          </table:table-cell>
          <table:table-cell office:value-type="float" office:value="61.01">
            <text:p>61,01</text:p>
          </table:table-cell>
          <table:table-cell/>
          <table:table-cell table:formula="of:=[.D150]-[.C150]+[.E149]" office:value-type="float" office:value="-910.82">
            <text:p>-910,82</text:p>
          </table:table-cell>
          <table:table-cell office:value-type="string">
            <text:p>telephone</text:p>
          </table:table-cell>
        </table:table-row>
        <table:table-row table:style-name="ro2">
          <table:table-cell office:value-type="string">
            <text:p>20-Jul</text:p>
          </table:table-cell>
          <table:table-cell office:value-type="string">
            <text:p>Carte Uship <text:s text:c="11"/>19/07/12 <text:s text:c="3"/></text:p>
            <text:p>. <text:s text:c="33"/></text:p>
          </table:table-cell>
          <table:table-cell office:value-type="float" office:value="17.6">
            <text:p>17,60</text:p>
          </table:table-cell>
          <table:table-cell/>
          <table:table-cell table:formula="of:=[.D151]-[.C151]+[.E150]" office:value-type="float" office:value="-928.42">
            <text:p>-928,4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9-Jul</text:p>
          </table:table-cell>
          <table:table-cell office:value-type="string">
            <text:p>Carte Subway <text:s text:c="10"/>18/07/12 <text:s text:c="3"/></text:p>
            <text:p>. <text:s text:c="33"/></text:p>
          </table:table-cell>
          <table:table-cell office:value-type="float" office:value="12.8">
            <text:p>12,80</text:p>
          </table:table-cell>
          <table:table-cell/>
          <table:table-cell table:formula="of:=[.D152]-[.C152]+[.E151]" office:value-type="float" office:value="-941.22">
            <text:p>-941,2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8-Jul</text:p>
          </table:table-cell>
          <table:table-cell office:value-type="string">
            <text:p>Carte Superette Recouv 17/07/12 <text:s text:c="3"/></text:p>
            <text:p>. <text:s text:c="33"/></text:p>
          </table:table-cell>
          <table:table-cell office:value-type="float" office:value="14.6">
            <text:p>14,60</text:p>
          </table:table-cell>
          <table:table-cell/>
          <table:table-cell table:formula="of:=[.D153]-[.C153]+[.E152]" office:value-type="float" office:value="-955.82">
            <text:p>-955,8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7-Jul</text:p>
          </table:table-cell>
          <table:table-cell office:value-type="string">
            <text:p>Ret Dab Brest <text:s text:c="9"/>16 07 12 <text:s text:c="3"/></text:p>
            <text:p>. <text:s text:c="33"/></text:p>
          </table:table-cell>
          <table:table-cell office:value-type="float" office:value="20">
            <text:p>20,00</text:p>
          </table:table-cell>
          <table:table-cell/>
          <table:table-cell table:formula="of:=[.D154]-[.C154]+[.E153]" office:value-type="float" office:value="-975.82">
            <text:p>-975,8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7-Jul</text:p>
          </table:table-cell>
          <table:table-cell office:value-type="string">
            <text:p>Ret Dab Brest Centre 1 15 07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55]-[.C155]+[.E154]" office:value-type="float" office:value="-1035.82">
            <text:p>-1035,8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7-Jul</text:p>
          </table:table-cell>
          <table:table-cell office:value-type="string">
            <text:p>Carte Superette Recouv 16/07/12 <text:s text:c="3"/></text:p>
            <text:p>. <text:s text:c="33"/></text:p>
          </table:table-cell>
          <table:table-cell office:value-type="float" office:value="23.6">
            <text:p>23,60</text:p>
          </table:table-cell>
          <table:table-cell/>
          <table:table-cell table:formula="of:=[.D156]-[.C156]+[.E155]" office:value-type="float" office:value="-1059.42">
            <text:p>-1059,42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6-Jul</text:p>
          </table:table-cell>
          <table:table-cell office:value-type="string">
            <text:p>Carte Gts*livecpdfee.C 15/07/12 <text:s text:c="3"/></text:p>
            <text:p>. <text:s text:c="33"/></text:p>
          </table:table-cell>
          <table:table-cell office:value-type="float" office:value="45.99">
            <text:p>45,99</text:p>
          </table:table-cell>
          <table:table-cell/>
          <table:table-cell table:formula="of:=[.D157]-[.C157]+[.E156]" office:value-type="float" office:value="-1105.41">
            <text:p>-1105,4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6-Jul</text:p>
          </table:table-cell>
          <table:table-cell office:value-type="string">
            <text:p>Carte Le Longchamp <text:s text:c="4"/>13/07/12 <text:s text:c="3"/></text:p>
            <text:p>. <text:s text:c="33"/></text:p>
          </table:table-cell>
          <table:table-cell office:value-type="float" office:value="62">
            <text:p>62,00</text:p>
          </table:table-cell>
          <table:table-cell/>
          <table:table-cell table:formula="of:=[.D158]-[.C158]+[.E157]" office:value-type="float" office:value="-1167.41">
            <text:p>-1167,41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6-Jul</text:p>
          </table:table-cell>
          <table:table-cell office:value-type="string">
            <text:p>Carte L'arena <text:s text:c="9"/>13/07/12 <text:s text:c="3"/></text:p>
            <text:p>. <text:s text:c="33"/></text:p>
          </table:table-cell>
          <table:table-cell office:value-type="float" office:value="26.7">
            <text:p>26,70</text:p>
          </table:table-cell>
          <table:table-cell/>
          <table:table-cell table:formula="of:=[.D159]-[.C159]+[.E158]" office:value-type="float" office:value="-1194.11">
            <text:p>-1194,11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6-Jul</text:p>
          </table:table-cell>
          <table:table-cell office:value-type="string">
            <text:p>Carte Casino 24 Porte <text:s/>12/07/12 <text:s text:c="3"/></text:p>
            <text:p>. <text:s text:c="33"/></text:p>
          </table:table-cell>
          <table:table-cell office:value-type="float" office:value="7.6">
            <text:p>7,60</text:p>
          </table:table-cell>
          <table:table-cell/>
          <table:table-cell table:formula="of:=[.D160]-[.C160]+[.E159]" office:value-type="float" office:value="-1201.71">
            <text:p>-1201,71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6-Jul</text:p>
          </table:table-cell>
          <table:table-cell office:value-type="string">
            <text:p>Prlv <text:s text:c="2"/>Ass Pacifica <text:s/>06019130907 <text:s text:c="2"/></text:p>
            <text:p>4650181827083907021ass Pacifica <text:s text:c="3"/></text:p>
          </table:table-cell>
          <table:table-cell office:value-type="float" office:value="68.68">
            <text:p>68,68</text:p>
          </table:table-cell>
          <table:table-cell/>
          <table:table-cell table:formula="of:=[.D161]-[.C161]+[.E160]" office:value-type="float" office:value="-1270.39">
            <text:p>-1270,3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3-Jul</text:p>
          </table:table-cell>
          <table:table-cell office:value-type="string">
            <text:p>Carte Carrefour Brest <text:s/>12/07/12 <text:s text:c="3"/></text:p>
            <text:p>. <text:s text:c="33"/></text:p>
          </table:table-cell>
          <table:table-cell office:value-type="float" office:value="108.6">
            <text:p>108,60</text:p>
          </table:table-cell>
          <table:table-cell/>
          <table:table-cell table:formula="of:=[.D162]-[.C162]+[.E161]" office:value-type="float" office:value="-1378.99">
            <text:p>-1378,99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13-Jul</text:p>
          </table:table-cell>
          <table:table-cell office:value-type="string">
            <text:p>Ret Dab Lcl Brest Iroi 12 07 12 <text:s text:c="3"/></text:p>
            <text:p>. <text:s text:c="33"/></text:p>
          </table:table-cell>
          <table:table-cell office:value-type="float" office:value="40">
            <text:p>40,00</text:p>
          </table:table-cell>
          <table:table-cell/>
          <table:table-cell table:formula="of:=[.D163]-[.C163]+[.E162]" office:value-type="float" office:value="-1418.99">
            <text:p>-1418,9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2-Jul</text:p>
          </table:table-cell>
          <table:table-cell office:value-type="string">
            <text:p>Carte Sarl Pasnat <text:s text:c="5"/>12/07/12 <text:s text:c="3"/></text:p>
            <text:p>. <text:s text:c="33"/></text:p>
          </table:table-cell>
          <table:table-cell office:value-type="float" office:value="40.5">
            <text:p>40,50</text:p>
          </table:table-cell>
          <table:table-cell/>
          <table:table-cell table:formula="of:=[.D164]-[.C164]+[.E163]" office:value-type="float" office:value="-1459.49">
            <text:p>-1459,4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2-Jul</text:p>
          </table:table-cell>
          <table:table-cell office:value-type="string">
            <text:p>Carte Le Tara Inn <text:s text:c="5"/>11/07/12 <text:s text:c="3"/></text:p>
            <text:p>. <text:s text:c="33"/></text:p>
          </table:table-cell>
          <table:table-cell office:value-type="float" office:value="20">
            <text:p>20,00</text:p>
          </table:table-cell>
          <table:table-cell/>
          <table:table-cell table:formula="of:=[.D165]-[.C165]+[.E164]" office:value-type="float" office:value="-1479.49">
            <text:p>-1479,4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1-Jul</text:p>
          </table:table-cell>
          <table:table-cell office:value-type="string">
            <text:p>Carte Centre E.Leclerc 10/07/12 <text:s text:c="3"/></text:p>
            <text:p>. <text:s text:c="33"/></text:p>
          </table:table-cell>
          <table:table-cell office:value-type="float" office:value="76.61">
            <text:p>76,61</text:p>
          </table:table-cell>
          <table:table-cell/>
          <table:table-cell table:formula="of:=[.D166]-[.C166]+[.E165]" office:value-type="float" office:value="-1556.1">
            <text:p>-1556,1</text:p>
          </table:table-cell>
          <table:table-cell office:value-type="string">
            <text:p>transport</text:p>
          </table:table-cell>
        </table:table-row>
        <table:table-row table:style-name="ro2">
          <table:table-cell office:value-type="string">
            <text:p>11-Jul</text:p>
          </table:table-cell>
          <table:table-cell office:value-type="string">
            <text:p>Carte Mc Donald's <text:s text:c="5"/>10/07/12 <text:s text:c="3"/></text:p>
            <text:p>. <text:s text:c="33"/></text:p>
          </table:table-cell>
          <table:table-cell office:value-type="float" office:value="11.3">
            <text:p>11,30</text:p>
          </table:table-cell>
          <table:table-cell/>
          <table:table-cell table:formula="of:=[.D167]-[.C167]+[.E166]" office:value-type="float" office:value="-1567.4">
            <text:p>-1567,4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0-Jul</text:p>
          </table:table-cell>
          <table:table-cell office:value-type="string">
            <text:p>Prlv Ech Pret A Consommer <text:s text:c="9"/></text:p>
            <text:p>181002590173023644389 <text:s text:c="8"/>S <text:s text:c="3"/></text:p>
          </table:table-cell>
          <table:table-cell office:value-type="float" office:value="383.59">
            <text:p>383,59</text:p>
          </table:table-cell>
          <table:table-cell/>
          <table:table-cell table:formula="of:=[.D168]-[.C168]+[.E167]" office:value-type="float" office:value="-1950.99">
            <text:p>-1950,9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0-Jul</text:p>
          </table:table-cell>
          <table:table-cell office:value-type="string">
            <text:p>Prlv Ech Pret A Consommer <text:s text:c="9"/></text:p>
            <text:p>181019850873056379735 <text:s text:c="8"/>S <text:s text:c="3"/></text:p>
          </table:table-cell>
          <table:table-cell office:value-type="float" office:value="146.9">
            <text:p>146,90</text:p>
          </table:table-cell>
          <table:table-cell/>
          <table:table-cell table:formula="of:=[.D169]-[.C169]+[.E168]" office:value-type="float" office:value="-2097.89">
            <text:p>-2097,89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10-Jul</text:p>
          </table:table-cell>
          <table:table-cell office:value-type="string">
            <text:p>**interets Debiteurs Taeg:16.53 <text:s text:c="3"/></text:p>
            <text:p>. <text:s text:c="33"/></text:p>
          </table:table-cell>
          <table:table-cell office:value-type="float" office:value="24.88">
            <text:p>24,88</text:p>
          </table:table-cell>
          <table:table-cell/>
          <table:table-cell table:formula="of:=[.D170]-[.C170]+[.E169]" office:value-type="float" office:value="-2122.77">
            <text:p>-2122,77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9-Jul</text:p>
          </table:table-cell>
          <table:table-cell office:value-type="string">
            <text:p>Ret Dab Brest La Frega 08 07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71]-[.C171]+[.E170]" office:value-type="float" office:value="-2182.77">
            <text:p>-2182,7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9-Jul</text:p>
          </table:table-cell>
          <table:table-cell office:value-type="string">
            <text:p>Carte Le Longchamp <text:s text:c="4"/>06/07/12 <text:s text:c="3"/></text:p>
            <text:p>. <text:s text:c="33"/></text:p>
          </table:table-cell>
          <table:table-cell office:value-type="float" office:value="10.8">
            <text:p>10,80</text:p>
          </table:table-cell>
          <table:table-cell/>
          <table:table-cell table:formula="of:=[.D172]-[.C172]+[.E171]" office:value-type="float" office:value="-2193.57">
            <text:p>-2193,5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9-Jul</text:p>
          </table:table-cell>
          <table:table-cell office:value-type="string">
            <text:p>Carte Superette Recouv 06/07/12 <text:s text:c="3"/></text:p>
            <text:p>. <text:s text:c="33"/></text:p>
          </table:table-cell>
          <table:table-cell office:value-type="float" office:value="9.8">
            <text:p>9,80</text:p>
          </table:table-cell>
          <table:table-cell/>
          <table:table-cell table:formula="of:=[.D173]-[.C173]+[.E172]" office:value-type="float" office:value="-2203.37">
            <text:p>-2203,37</text:p>
          </table:table-cell>
          <table:table-cell office:value-type="string">
            <text:p>picole</text:p>
          </table:table-cell>
        </table:table-row>
        <table:table-row table:style-name="ro2">
          <table:table-cell office:value-type="string">
            <text:p>09-Jul</text:p>
          </table:table-cell>
          <table:table-cell office:value-type="string">
            <text:p>001007 Electricite De France <text:s text:c="6"/></text:p>
            <text:p>*111540180216 14616 7 <text:s text:c="2"/>Edf Pr7 <text:s text:c="3"/></text:p>
          </table:table-cell>
          <table:table-cell office:value-type="float" office:value="65">
            <text:p>65,00</text:p>
          </table:table-cell>
          <table:table-cell/>
          <table:table-cell table:formula="of:=[.D174]-[.C174]+[.E173]" office:value-type="float" office:value="-2268.37">
            <text:p>-2268,37</text:p>
          </table:table-cell>
          <table:table-cell office:value-type="string">
            <text:p>electricite</text:p>
          </table:table-cell>
        </table:table-row>
        <table:table-row table:style-name="ro2">
          <table:table-cell office:value-type="string">
            <text:p>09-Jul</text:p>
          </table:table-cell>
          <table:table-cell office:value-type="string">
            <text:p>Prlv <text:s text:c="2"/>Predica Garantie Deces <text:s text:c="5"/></text:p>
            <text:p>*82900255460787*001tema3 <text:s text:c="10"/></text:p>
          </table:table-cell>
          <table:table-cell office:value-type="float" office:value="4.87">
            <text:p>4,87</text:p>
          </table:table-cell>
          <table:table-cell/>
          <table:table-cell table:formula="of:=[.D175]-[.C175]+[.E174]" office:value-type="float" office:value="-2273.24">
            <text:p>-2273,24</text:p>
          </table:table-cell>
          <table:table-cell/>
        </table:table-row>
        <table:table-row table:style-name="ro2">
          <table:table-cell office:value-type="string">
            <text:p>09-Jul</text:p>
          </table:table-cell>
          <table:table-cell office:value-type="string">
            <text:p>**cotisation Cs Option 2 <text:s text:c="10"/></text:p>
            <text:p>. <text:s text:c="33"/></text:p>
          </table:table-cell>
          <table:table-cell office:value-type="float" office:value="6">
            <text:p>6,00</text:p>
          </table:table-cell>
          <table:table-cell/>
          <table:table-cell table:formula="of:=[.D176]-[.C176]+[.E175]" office:value-type="float" office:value="-2279.24">
            <text:p>-2279,24</text:p>
          </table:table-cell>
          <table:table-cell office:value-type="string">
            <text:p>frais bancaires</text:p>
          </table:table-cell>
        </table:table-row>
        <table:table-row table:style-name="ro2">
          <table:table-cell office:value-type="string">
            <text:p>06-Jul</text:p>
          </table:table-cell>
          <table:table-cell office:value-type="string">
            <text:p>Carte Sodexho Siege <text:s text:c="3"/>05/07/12 <text:s text:c="3"/></text:p>
            <text:p>. <text:s text:c="33"/></text:p>
          </table:table-cell>
          <table:table-cell office:value-type="float" office:value="10.02">
            <text:p>10,02</text:p>
          </table:table-cell>
          <table:table-cell/>
          <table:table-cell table:formula="of:=[.D177]-[.C177]+[.E176]" office:value-type="float" office:value="-2289.26">
            <text:p>-2289,26</text:p>
          </table:table-cell>
          <table:table-cell/>
        </table:table-row>
        <table:table-row table:style-name="ro2">
          <table:table-cell office:value-type="string">
            <text:p>05-Jul</text:p>
          </table:table-cell>
          <table:table-cell office:value-type="string">
            <text:p>Ret Dab Gmf Kerhuon Si 04 07 12 <text:s text:c="3"/></text:p>
            <text:p>. <text:s text:c="33"/></text:p>
          </table:table-cell>
          <table:table-cell office:value-type="float" office:value="60">
            <text:p>60,00</text:p>
          </table:table-cell>
          <table:table-cell/>
          <table:table-cell table:formula="of:=[.D178]-[.C178]+[.E177]" office:value-type="float" office:value="-2349.26">
            <text:p>-2349,26</text:p>
          </table:table-cell>
          <table:table-cell/>
        </table:table-row>
        <table:table-row table:style-name="ro2">
          <table:table-cell office:value-type="string">
            <text:p>04-Jul</text:p>
          </table:table-cell>
          <table:table-cell office:value-type="string">
            <text:p>Carte Le Longchamp <text:s text:c="4"/>03/07/12 <text:s text:c="3"/></text:p>
            <text:p>. <text:s text:c="33"/></text:p>
          </table:table-cell>
          <table:table-cell office:value-type="float" office:value="10.8">
            <text:p>10,80</text:p>
          </table:table-cell>
          <table:table-cell/>
          <table:table-cell table:formula="of:=[.D179]-[.C179]+[.E178]" office:value-type="float" office:value="-2360.06">
            <text:p>-2360,06</text:p>
          </table:table-cell>
          <table:table-cell office:value-type="string">
            <text:p>food</text:p>
          </table:table-cell>
        </table:table-row>
        <table:table-row table:style-name="ro3">
          <table:table-cell office:value-type="string">
            <text:p>04-Jul</text:p>
          </table:table-cell>
          <table:table-cell office:value-type="string">
            <text:p>Initialisation</text:p>
          </table:table-cell>
          <table:table-cell table:style-name="Default"/>
          <table:table-cell table:style-name="Default" office:value-type="float" office:value="1723.55">
            <text:p>1723,55</text:p>
          </table:table-cell>
          <table:table-cell table:formula="of:=[.D180]-[.C180]+[.E179]" office:value-type="float" office:value="-636.51">
            <text:p>-636,51</text:p>
          </table:table-cell>
          <table:table-cell/>
        </table:table-row>
      </table:table>
      <table:database-ranges>
        <table:database-range table:target-range-address="Feuille1.A9:Feuille1.F15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5P0" style:volatile="true">
      <number:number number:decimal-places="0" number:min-integer-digits="1" number:grouping="true"/>
      <number:text> E</number:text>
    </number:number-style>
    <number:number-style style:name="N115">
      <number:text>-</number:text>
      <number:number number:decimal-places="0" number:min-integer-digits="1" number:grouping="true"/>
      <number:text> E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E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E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E</number:text>
    </number:number-style>
    <number:number-style style:name="N118">
      <number:text>-</number:text>
      <number:number number:decimal-places="2" number:min-integer-digits="1" number:grouping="true"/>
      <number:text> E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E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E</number:text>
      <style:map style:condition="value()&gt;=0" style:apply-style-name="N119P0"/>
    </number:number-style>
    <number:number-style style:name="N120">
      <number:scientific-number number:decimal-places="1" number:min-integer-digits="3" number:min-exponent-digits="1"/>
    </number:number-style>
    <number:number-style style:name="N121">
      <number:fraction number:min-integer-digits="0" number:min-numerator-digits="2" number:min-denominator-digits="2"/>
      <number:text> </number:text>
    </number:number-style>
    <number:number-style style:name="N122">
      <number:fraction number:min-integer-digits="0" number:min-numerator-digits="3" number:min-denominator-digits="3"/>
      <number:text> </number:text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number number:decimal-places="0" number:min-integer-digits="1" number:grouping="true"/>
      <number:text> E </number:text>
    </number:number-style>
    <number:number-style style:name="N134P1" style:volatile="true">
      <number:text>-</number:text>
      <number:number number:decimal-places="0" number:min-integer-digits="1" number:grouping="true"/>
      <number:text> E </number:text>
    </number:number-style>
    <number:number-style style:name="N134P2" style:volatile="true">
      <number:text> - E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number:min-integer-digits="1" number:grouping="true"/>
      <number:text> E </number:text>
    </number:number-style>
    <number:number-style style:name="N142P1" style:volatile="true">
      <number:text>-</number:text>
      <number:number number:decimal-places="2" number:min-integer-digits="1" number:grouping="true"/>
      <number:text> E </number:text>
    </number:number-style>
    <number:number-style style:name="N142P2" style:volatile="true">
      <number:text> -</number:text>
      <number:number number:decimal-places="0" number:min-integer-digits="0"/>
      <number:text> E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number:min-integer-digits="1" number:grouping="true"/>
      <number:text>    </number:text>
    </number:number-style>
    <number:number-style style:name="N146P2" style:volatile="true">
      <number:text> -</number:text>
      <number:number number: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7/10/2012</text:date>, <text:time>17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7T17:29:03.48</dc:date>
    <meta:generator>OpenOffice.org/3.3$Win32 OpenOffice.org_project/330m20$Build-9567</meta:generator>
    <meta:editing-duration>PT14M3S</meta:editing-duration>
    <meta:editing-cycles>25</meta:editing-cycles>
    <meta:document-statistic meta:table-count="1" meta:cell-count="1025" meta:object-count="0"/>
  </office:meta>
</office:document-meta>
</file>